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9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33.3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40.11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0.06pt solid #000000" fo:background-color="#ed1c24" fo:border-left="none" fo:border-right="none" fo:border-top="0.06pt solid #000000"/>
    </style:style>
    <style:style style:name="ce3" style:family="table-cell" style:parent-style-name="Default">
      <style:table-cell-properties fo:border-bottom="0.06pt solid #000000" fo:background-color="#f58220" fo:border-left="none" fo:border-right="none" fo:border-top="0.06pt solid #000000"/>
    </style:style>
    <style:style style:name="ce4" style:family="table-cell" style:parent-style-name="Default">
      <style:table-cell-properties fo:border-bottom="0.06pt solid #000000" fo:background-color="#0066b3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5c2d91" fo:border-left="none" fo:border-right="none" fo:border-top="0.06pt solid #000000"/>
    </style:style>
    <style:style style:name="ce6" style:family="table-cell" style:parent-style-name="Default">
      <style:table-cell-properties fo:border-bottom="0.06pt solid #000000" fo:background-color="#00aaad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00a65d" fo:border-left="none" fo:border-right="none" fo:border-top="0.06pt solid #000000"/>
    </style:style>
    <style:style style:name="ce8" style:family="table-cell" style:parent-style-name="Default" style:data-style-name="N111"/>
    <style:style style:name="ce9" style:family="table-cell" style:parent-style-name="Default" style:data-style-name="N111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d99116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fff685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fdb94d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e3d200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number-columns-repeated="11" table:default-cell-style-name="Default"/>
        <table:table-row table:style-name="ro1">
          <table:table-cell office:value-type="string" calcext:value-type="string">
            <text:p>Name (in order of purchase list)</text:p>
          </table:table-cell>
          <table:table-cell office:value-type="string" calcext:value-type="string">
            <text:p>Power type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elease Year</text:p>
          </table:table-cell>
          <table:table-cell office:value-type="string" calcext:value-type="string">
            <text:p>Vehicle Selection group</text:p>
          </table:table-cell>
          <table:table-cell office:value-type="string" calcext:value-type="string">
            <text:p>GRF unique ID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ocos</text:p>
          </table:table-cell>
          <table:table-cell table:number-columns-repeated="4"/>
          <table:table-cell table:style-name="ce10" office:value-type="string" calcext:value-type="string">
            <text:p>Extended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EE Type 3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59-01-01" calcext:value-type="date">
            <text:p>1959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EE Whistler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58-01-01" calcext:value-type="date">
            <text:p>1958</text:p>
          </table:table-cell>
          <table:table-cell table:style-name="ce12" office:value-type="string" calcext:value-type="string">
            <text:p>Normal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ush “Peaks”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61-01-01" calcext:value-type="date">
            <text:p>1961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GE Powerhaul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2009-01-01" calcext:value-type="date">
            <text:p>2009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Stadler UK Light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2014-01-01" calcext:value-type="date">
            <text:p>2014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Leyland “Pacer”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85-01-01" calcext:value-type="date">
            <text:p>1985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42" calcext:value-type="float">
            <text:p>142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 Southern DEMU “Thumper”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56-01-01" calcext:value-type="date">
            <text:p>1956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205" calcext:value-type="float">
            <text:p>205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Express Sprinter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88-01-01" calcext:value-type="date">
            <text:p>1988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158" calcext:value-type="float">
            <text:p>158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ombardier Turbostar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97-01-01" calcext:value-type="date">
            <text:p>1997</text:p>
          </table:table-cell>
          <table:table-cell table:style-name="ce12" office:value-type="string" calcext:value-type="string">
            <text:p>Normal</text:p>
          </table:table-cell>
          <table:table-cell table:style-name="ce1" office:value-type="float" office:value="168" calcext:value-type="float">
            <text:p>168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HST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75-01-01" calcext:value-type="date">
            <text:p>1975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87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9" office:value-type="date" office:date-value="1972-01-01" calcext:value-type="date">
            <text:p>1972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87" calcext:value-type="float">
            <text:p>87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Stadler Eurodual</text:p>
          </table:table-cell>
          <table:table-cell table:style-name="ce5" office:value-type="string" calcext:value-type="string">
            <text:p>Electro-Diesel</text:p>
          </table:table-cell>
          <table:table-cell table:style-name="ce1" table:number-columns-repeated="2"/>
          <table:table-cell table:style-name="ce9" office:value-type="date" office:date-value="2016-01-01" calcext:value-type="date">
            <text:p>2016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88" calcext:value-type="float">
            <text:p>88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 Compartment EMU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50-01-01" calcext:value-type="date">
            <text:p>1950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15" calcext:value-type="float">
            <text:p>415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Second Generation EMU (Dual)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1978-01-01" calcext:value-type="date">
            <text:p>1978</text:p>
          </table:table-cell>
          <table:table-cell table:style-name="ce10" office:value-type="string" calcext:value-type="string">
            <text:p>Extended</text:p>
          </table:table-cell>
          <table:table-cell table:style-name="ce1" office:value-type="float" office:value="313" calcext:value-type="float">
            <text:p>313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Second Generation EMU (Electric)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9" office:value-type="date" office:date-value="1978-01-01" calcext:value-type="date">
            <text:p>1978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314" calcext:value-type="float">
            <text:p>314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Suburban EMU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82-01-01" calcext:value-type="date">
            <text:p>1982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455" calcext:value-type="float">
            <text:p>455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 Mark 1 EMU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56-01-01" calcext:value-type="date">
            <text:p>1956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411" calcext:value-type="float">
            <text:p>411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“Wessex Express”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88-01-01" calcext:value-type="date">
            <text:p>1988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42" calcext:value-type="float">
            <text:p>442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Thameslink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1" office:value-type="float" office:value="1987" calcext:value-type="float">
            <text:p>1987</text:p>
          </table:table-cell>
          <table:table-cell table:style-name="ce10" office:value-type="string" calcext:value-type="string">
            <text:p>Extended</text:p>
          </table:table-cell>
          <table:table-cell table:style-name="ce1" office:value-type="float" office:value="319" calcext:value-type="float">
            <text:p>319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AC Express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1" office:value-type="float" office:value="1988" calcext:value-type="float">
            <text:p>1988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321" calcext:value-type="float">
            <text:p>321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Metro-Cammel “Networker”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1990-01-01" calcext:value-type="date">
            <text:p>1990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325" calcext:value-type="float">
            <text:p>325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Siemens “Desiro City”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2015-01-01" calcext:value-type="date">
            <text:p>2015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700" calcext:value-type="float">
            <text:p>70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eyer-Garrat</text:p>
          </table:table-cell>
          <table:table-cell table:style-name="ce1" office:value-type="string" calcext:value-type="string">
            <text:p>Steam</text:p>
          </table:table-cell>
          <table:table-cell table:style-name="ce1" table:number-columns-repeated="2"/>
          <table:table-cell table:style-name="ce9" office:value-type="date" office:date-value="1937-01-01" calcext:value-type="date">
            <text:p>1937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000" calcext:value-type="float">
            <text:p>100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Wagons</text:p>
          </table:table-cell>
          <table:table-cell table:style-name="ce1" table:number-columns-repeated="3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 Bulk Goods Wagon</text:p>
          </table:table-cell>
          <table:table-cell table:style-name="ce1" office:value-type="string" calcext:value-type="string">
            <text:p>Bulk Goods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Nuclear Flask Wagon</text:p>
          </table:table-cell>
          <table:table-cell table:style-name="ce1" office:value-type="string" calcext:value-type="string">
            <text:p>Nuclear Cargo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0001" calcext:value-type="float">
            <text:p>10001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Mark 1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10" calcext:value-type="float">
            <text:p>901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Mark 2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20" calcext:value-type="float">
            <text:p>902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Mark 2 Driving Coach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2" office:value-type="string" calcext:value-type="string">
            <text:p>Normal</text:p>
          </table:table-cell>
          <table:table-cell table:style-name="ce1" office:value-type="float" office:value="9025" calcext:value-type="float">
            <text:p>9025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Mark 3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30" calcext:value-type="float">
            <text:p>903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Driving Van Trailer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2" office:value-type="string" calcext:value-type="string">
            <text:p>Normal</text:p>
          </table:table-cell>
          <table:table-cell table:style-name="ce1" office:value-type="float" office:value="9035" calcext:value-type="float">
            <text:p>9035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Modern MU Car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office:value-type="float" office:value="9090" calcext:value-type="float">
            <text:p>909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Ashbury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60" calcext:value-type="float">
            <text:p>9060</text:p>
          </table:table-cell>
          <table:table-cell table:style-name="ce1"/>
          <table:table-cell table:style-name="ce14" table:number-columns-repeated="10"/>
        </table:table-row>
        <table:table-row table:style-name="ro1" table:number-rows-repeated="27">
          <table:table-cell table:style-name="ce1" table:number-columns-repeated="4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 table:number-rows-repeated="1048507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1">00/00/0000</text:date>, <text:time style:data-style-name="N2" text:time-value="14:05:07.1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2:12:14.494000000</meta:creation-date>
    <dc:date>2018-05-31T14:27:07.293000000</dc:date>
    <meta:editing-duration>PT1H44M1S</meta:editing-duration>
    <meta:editing-cycles>37</meta:editing-cycles>
    <meta:generator>LibreOffice/5.4.0.3$Windows_X86_64 LibreOffice_project/7556cbc6811c9d992f4064ab9287069087d7f62c</meta:generator>
    <meta:document-statistic meta:table-count="1" meta:cell-count="161" meta:object-count="0"/>
  </office:meta>
</office:document-meta>
</file>